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fo:font-size="10pt" style:font-size-asian="10pt" style:font-size-complex="10pt"/>
    </style:style>
    <style:style style:name="P2" style:family="paragraph" style:parent-style-name="Standard">
      <style:text-properties style:font-name="Malgun Gothic" fo:font-size="10pt" style:font-size-asian="10pt" style:language-asian="ja" style:country-asian="JP" style:font-size-complex="10pt"/>
    </style:style>
    <style:style style:name="P3" style:family="paragraph" style:parent-style-name="Standard" style:list-style-name="L1">
      <style:text-properties style:font-name="Malgun Gothic" fo:font-size="10pt" style:font-size-asian="10pt" style:font-size-complex="10pt"/>
    </style:style>
    <style:style style:name="P4" style:family="paragraph" style:parent-style-name="Standard" style:list-style-name="L2">
      <style:text-properties style:font-name="Malgun Gothic" fo:font-size="10pt" style:font-size-asian="10pt" style:font-size-complex="10pt"/>
    </style:style>
    <style:style style:name="P5" style:family="paragraph" style:parent-style-name="Standard" style:list-style-name="L4">
      <style:text-properties style:font-name="Malgun Gothic" fo:font-size="10pt" style:font-size-asian="10pt" style:font-size-complex="10pt"/>
    </style:style>
    <style:style style:name="P6" style:family="paragraph" style:parent-style-name="Standard" style:list-style-name="L3">
      <style:text-properties style:font-name="Malgun Gothic" fo:font-size="10pt" style:font-size-asian="10pt" style:language-asian="ja" style:country-asian="JP" style:font-size-complex="10pt"/>
    </style:style>
    <style:style style:name="P7" style:family="paragraph" style:parent-style-name="Standard" style:list-style-name="L4">
      <style:text-properties style:font-name="Malgun Gothic" fo:font-size="10pt" style:font-size-asian="10pt" style:language-asian="ja" style:country-asian="JP" style:font-size-complex="10pt"/>
    </style:style>
    <style:style style:name="T1" style:family="text">
      <style:text-properties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s &amp; their Effects</text:p>
      <text:list xml:id="list21158309" text:style-name="L1">
        <text:list-item>
          <text:p text:style-name="P3">Attack</text:p>
          <text:list>
            <text:list-item>
              <text:p text:style-name="P3">Aim</text:p>
              <text:list>
                <text:list-item>
                  <text:p text:style-name="P3">Controls chance to hit</text:p>
                </text:list-item>
              </text:list>
            </text:list-item>
            <text:list-item>
              <text:p text:style-name="P3">Attack Power</text:p>
              <text:list>
                <text:list-item>
                  <text:p text:style-name="P3">controls damage dealt</text:p>
                </text:list-item>
              </text:list>
            </text:list-item>
            <text:list-item>
              <text:p text:style-name="P3">Precision</text:p>
              <text:list>
                <text:list-item>
                  <text:p text:style-name="P3">controls armor penetration</text:p>
                </text:list-item>
                <text:list-item>
                  <text:p text:style-name="P3">controls called shot success</text:p>
                </text:list-item>
              </text:list>
            </text:list-item>
          </text:list>
        </text:list-item>
        <text:list-item>
          <text:p text:style-name="P3">Defense</text:p>
          <text:list>
            <text:list-item>
              <text:p text:style-name="P3">Agility</text:p>
              <text:list>
                <text:list-item>
                  <text:p text:style-name="P3">controls chance to dodge</text:p>
                </text:list-item>
                <text:list-item>
                  <text:p text:style-name="P3">controls chance to move called shot to less harmful place</text:p>
                </text:list-item>
              </text:list>
            </text:list-item>
            <text:list-item>
              <text:p text:style-name="P3">Deflection</text:p>
              <text:list>
                <text:list-item>
                  <text:p text:style-name="P3">controls chance to block attack</text:p>
                </text:list-item>
                <text:list-item>
                  <text:p text:style-name="P3">controls chance to cause called shot to hit more armored place</text:p>
                </text:list-item>
              </text:list>
            </text:list-item>
            <text:list-item>
              <text:p text:style-name="P3">Toughness</text:p>
              <text:list>
                <text:list-item>
                  <text:p text:style-name="P3">controls amount of damage reduction</text:p>
                </text:list-item>
              </text:list>
            </text:list-item>
          </text:list>
        </text:list-item>
        <text:list-item>
          <text:p text:style-name="P3">Magic</text:p>
          <text:list>
            <text:list-item>
              <text:p text:style-name="P3">Spirit Power</text:p>
              <text:list>
                <text:list-item>
                  <text:p text:style-name="P3">controls effectiveness of magic</text:p>
                </text:list-item>
              </text:list>
            </text:list-item>
            <text:list-item>
              <text:p text:style-name="P3">Spirit Connectivity</text:p>
              <text:list>
                <text:list-item>
                  <text:p text:style-name="P3">controls efficiency of magic (better rating means less MP used)</text:p>
                </text:list-item>
              </text:list>
            </text:list-item>
            <text:list-item>
              <text:p text:style-name="P3">Self Control</text:p>
              <text:list>
                <text:list-item>
                  <text:p text:style-name="P3">controls general magic resistance (not element based)</text:p>
                </text:list-item>
              </text:list>
            </text:list-item>
          </text:list>
        </text:list-item>
        <text:list-item>
          <text:p text:style-name="P3">Utility</text:p>
          <text:list>
            <text:list-item>
              <text:p text:style-name="P3">IQ</text:p>
              <text:list>
                <text:list-item>
                  <text:p text:style-name="P3">controls learning ability</text:p>
                </text:list-item>
                <text:list-item>
                  <text:p text:style-name="P3">higher score indicates faster xp gain</text:p>
                </text:list-item>
              </text:list>
            </text:list-item>
            <text:list-item>
              <text:p text:style-name="P3">Creativity</text:p>
              <text:list>
                <text:list-item>
                  <text:p text:style-name="P3">controls ability to create</text:p>
                </text:list-item>
                <text:list-item>
                  <text:p text:style-name="P3">higher score means better chance to discover an unknown recipe while crafting</text:p>
                </text:list-item>
              </text:list>
            </text:list-item>
            <text:list-item>
              <text:p text:style-name="P3">Knowledge</text:p>
              <text:list>
                <text:list-item>
                  <text:p text:style-name="P3">indicates current level of knowledge</text:p>
                </text:list-item>
                <text:list-item>
                  <text:p text:style-name="P3">higher score means better chance of learning a recipe by heart when crafting off of a written recipe</text:p>
                </text:list-item>
              </text:list>
            </text:list-item>
          </text:list>
        </text:list-item>
        <text:list-item>
          <text:p text:style-name="P3">NPC Interaction</text:p>
          <text:list>
            <text:list-item>
              <text:p text:style-name="P3">Appearance</text:p>
              <text:list>
                <text:list-item>
                  <text:p text:style-name="P3">controls first impressions with NPCs</text:p>
                  <text:list>
                    <text:list-item>
                      <text:p text:style-name="P3"><text:soft-page-break/>could be faction driven</text:p>
                    </text:list-item>
                    <text:list-item>
                      <text:p text:style-name="P3">could be fashion / style driven</text:p>
                    </text:list-item>
                    <text:list-item>
                      <text:p text:style-name="P3">value of equipped goods taken into account as well</text:p>
                    </text:list-item>
                  </text:list>
                </text:list-item>
              </text:list>
            </text:list-item>
            <text:list-item>
              <text:p text:style-name="P3">Reputation</text:p>
              <text:list>
                <text:list-item>
                  <text:p text:style-name="P3">Friendly vs. Mean</text:p>
                </text:list-item>
              </text:list>
            </text:list-item>
            <text:list-item>
              <text:p text:style-name="P3">Alignment</text:p>
              <text:list>
                <text:list-item>
                  <text:p text:style-name="P3">Good/Evil</text:p>
                </text:list-item>
              </text:list>
            </text:list-item>
          </text:list>
        </text:list-item>
        <text:list-item>
          <text:p text:style-name="P3">Life Force</text:p>
          <text:list>
            <text:list-item>
              <text:p text:style-name="P3">Governs physical health.</text:p>
            </text:list-item>
            <text:list-item>
              <text:p text:style-name="P3">Regular attacks damage mainly Life Force</text:p>
            </text:list-item>
          </text:list>
        </text:list-item>
        <text:list-item>
          <text:p text:style-name="P3">Wits</text:p>
          <text:list>
            <text:list-item>
              <text:p text:style-name="P3">Governs mental health.</text:p>
            </text:list-item>
            <text:list-item>
              <text:p text:style-name="P3">Magical attacks tend to damage Wits</text:p>
            </text:list-item>
          </text:list>
        </text:list-item>
        <text:list-item>
          <text:p text:style-name="P3">Vitality</text:p>
          <text:list>
            <text:list-item>
              <text:p text:style-name="P3">Governs wakefullness and energy</text:p>
            </text:list-item>
            <text:list-item>
              <text:p text:style-name="P3">non-lethal attacks mainly damage Vitality</text:p>
            </text:list-item>
          </text:list>
        </text:list-item>
        <text:list-item>
          <text:p text:style-name="P3">Energy</text:p>
          <text:list>
            <text:list-item>
              <text:p text:style-name="P3">physical</text:p>
              <text:list>
                <text:list-item>
                  <text:p text:style-name="P3">mana pool for physical actions</text:p>
                </text:list-item>
              </text:list>
            </text:list-item>
            <text:list-item>
              <text:p text:style-name="P3">magical</text:p>
              <text:list>
                <text:list-item>
                  <text:p text:style-name="P3">mana pool for magical actions</text:p>
                </text:list-item>
              </text:list>
            </text:list-item>
          </text:list>
        </text:list-item>
      </text:list>
      <text:p text:style-name="P1"/>
      <text:p text:style-name="P1"><text:span text:style-name="T1">Character </text:span>Classes:<text:span text:style-name="T1"> (Professions)</text:span></text:p>
      <text:list xml:id="list21179811" text:style-name="L2">
        <text:list-item>
          <text:p text:style-name="P4">Soldier</text:p>
        </text:list-item>
        <text:list-item>
          <text:p text:style-name="P4">Mercenary</text:p>
        </text:list-item>
        <text:list-item>
          <text:p text:style-name="P4">Alchemist</text:p>
        </text:list-item>
        <text:list-item>
          <text:p text:style-name="P4">Entomologist</text:p>
        </text:list-item>
        <text:list-item>
          <text:p text:style-name="P4">Botanist</text:p>
        </text:list-item>
        <text:list-item>
          <text:p text:style-name="P4">Miner</text:p>
        </text:list-item>
        <text:list-item>
          <text:p text:style-name="P4">Geologist</text:p>
        </text:list-item>
        <text:list-item>
          <text:p text:style-name="P4">Hunter</text:p>
        </text:list-item>
        <text:list-item>
          <text:p text:style-name="P4">Fisherman</text:p>
        </text:list-item>
        <text:list-item>
          <text:p text:style-name="P4">Lumberjack</text:p>
        </text:list-item>
        <text:list-item>
          <text:p text:style-name="P4">Elementalist (must pick element at character creation)</text:p>
        </text:list-item>
        <text:list-item>
          <text:p text:style-name="P4">Farmer</text:p>
        </text:list-item>
        <text:list-item>
          <text:p text:style-name="P4">Aristocrat</text:p>
        </text:list-item>
        <text:list-item>
          <text:p text:style-name="P4">Peasant</text:p>
        </text:list-item>
        <text:list-item>
          <text:p text:style-name="P4">Chef</text:p>
        </text:list-item>
        <text:list-item>
          <text:p text:style-name="P4">Brewmeister</text:p>
        </text:list-item>
        <text:list-item>
          <text:p text:style-name="P4"><text:soft-page-break/>Candy Maker (find actual title)</text:p>
        </text:list-item>
        <text:list-item>
          <text:p text:style-name="P4">Rheologist (Someone who studies fluids)</text:p>
        </text:list-item>
        <text:list-item>
          <text:p text:style-name="P4">Custom</text:p>
          <text:list>
            <text:list-item>
              <text:p text:style-name="P4">allows for full creation of character</text:p>
            </text:list-item>
            <text:list-item>
              <text:p text:style-name="P4">saves out to file so that it can be used again</text:p>
            </text:list-item>
            <text:list-item>
              <text:p text:style-name="P4">must have unique name</text:p>
            </text:list-item>
            <text:list-item>
              <text:p text:style-name="P4">can be created directly as an input file as well</text:p>
            </text:list-item>
          </text:list>
        </text:list-item>
      </text:list>
      <text:p text:style-name="P1"/>
      <text:p text:style-name="P2">Skills: (with stat tied to) (this is just the initial list, more to be added in future versions)</text:p>
      <text:list xml:id="list21163754" text:style-name="L3">
        <text:list-item>
          <text:p text:style-name="P6">abilities unlock as skill levels go up</text:p>
          <text:list>
            <text:list-item>
              <text:p text:style-name="P6">could be combo of skills to unlock ability</text:p>
            </text:list-item>
          </text:list>
        </text:list-item>
        <text:list-item>
          <text:p text:style-name="P6">these should be hard coded for now, read in later maybe</text:p>
        </text:list-item>
        <text:list-item>
          <text:p text:style-name="P6">Melee Fighting</text:p>
          <text:list>
            <text:list-item>
              <text:p text:style-name="P6">sword</text:p>
            </text:list-item>
            <text:list-item>
              <text:p text:style-name="P6">ax</text:p>
            </text:list-item>
            <text:list-item>
              <text:p text:style-name="P6">hammer</text:p>
            </text:list-item>
            <text:list-item>
              <text:p text:style-name="P6">pick</text:p>
            </text:list-item>
            <text:list-item>
              <text:p text:style-name="P6">spear</text:p>
            </text:list-item>
            <text:list-item>
              <text:p text:style-name="P6">dagger</text:p>
            </text:list-item>
            <text:list-item>
              <text:p text:style-name="P6">whip</text:p>
            </text:list-item>
            <text:list-item>
              <text:p text:style-name="P6">unarmed</text:p>
              <text:list>
                <text:list-item>
                  <text:p text:style-name="P6">grabbing</text:p>
                </text:list-item>
                <text:list-item>
                  <text:p text:style-name="P6">punching</text:p>
                </text:list-item>
                <text:list-item>
                  <text:p text:style-name="P6">choking</text:p>
                </text:list-item>
                <text:list-item>
                  <text:p text:style-name="P6">kicking</text:p>
                </text:list-item>
                <text:list-item>
                  <text:p text:style-name="P6">biting</text:p>
                </text:list-item>
                <text:list-item>
                  <text:p text:style-name="P6">dislocating/breaking</text:p>
                </text:list-item>
              </text:list>
            </text:list-item>
          </text:list>
        </text:list-item>
        <text:list-item>
          <text:p text:style-name="P6">Ranged Fighting</text:p>
          <text:list>
            <text:list-item>
              <text:p text:style-name="P6">bow</text:p>
            </text:list-item>
            <text:list-item>
              <text:p text:style-name="P6">sling</text:p>
            </text:list-item>
            <text:list-item>
              <text:p text:style-name="P6">spear</text:p>
            </text:list-item>
            <text:list-item>
              <text:p text:style-name="P6">dart</text:p>
            </text:list-item>
            <text:list-item>
              <text:p text:style-name="P6">shuriken</text:p>
            </text:list-item>
          </text:list>
        </text:list-item>
        <text:list-item>
          <text:p text:style-name="P6">should called shots be abilities? probably yes!</text:p>
        </text:list-item>
        <text:list-item>
          <text:p text:style-name="P6">Defense</text:p>
          <text:list>
            <text:list-item>
              <text:p text:style-name="P6">dodging</text:p>
            </text:list-item>
            <text:list-item>
              <text:p text:style-name="P6">shield</text:p>
            </text:list-item>
            <text:list-item>
              <text:p text:style-name="P6">bracer</text:p>
            </text:list-item>
            <text:list-item>
              <text:p text:style-name="P6">armor use</text:p>
            </text:list-item>
            <text:list-item>
              <text:p text:style-name="P6"><text:soft-page-break/>counter attacking</text:p>
            </text:list-item>
          </text:list>
        </text:list-item>
        <text:list-item>
          <text:p text:style-name="P6">Magic (give sub-categories later, either by spell school or element or both)</text:p>
        </text:list-item>
        <text:list-item>
          <text:p text:style-name="P6">hunting</text:p>
        </text:list-item>
        <text:list-item>
          <text:p text:style-name="P6">mining</text:p>
          <text:list>
            <text:list-item>
              <text:p text:style-name="P6">gemology</text:p>
            </text:list-item>
            <text:list-item>
              <text:p text:style-name="P6">geology</text:p>
            </text:list-item>
          </text:list>
        </text:list-item>
        <text:list-item>
          <text:p text:style-name="P6">herbology</text:p>
        </text:list-item>
        <text:list-item>
          <text:p text:style-name="P6">barter</text:p>
        </text:list-item>
        <text:list-item>
          <text:p text:style-name="P6">speech</text:p>
        </text:list-item>
        <text:list-item>
          <text:p text:style-name="P6">entertaining</text:p>
        </text:list-item>
        <text:list-item>
          <text:p text:style-name="P6">romancing</text:p>
        </text:list-item>
        <text:list-item>
          <text:p text:style-name="P6">farming</text:p>
          <text:list>
            <text:list-item>
              <text:p text:style-name="P6">planting</text:p>
            </text:list-item>
            <text:list-item>
              <text:p text:style-name="P6">tending</text:p>
            </text:list-item>
            <text:list-item>
              <text:p text:style-name="P6">reaping</text:p>
            </text:list-item>
          </text:list>
        </text:list-item>
        <text:list-item>
          <text:p text:style-name="P6">cooking</text:p>
          <text:list>
            <text:list-item>
              <text:p text:style-name="P6">baking</text:p>
            </text:list-item>
            <text:list-item>
              <text:p text:style-name="P6">frying</text:p>
            </text:list-item>
            <text:list-item>
              <text:p text:style-name="P6">boiling</text:p>
            </text:list-item>
            <text:list-item>
              <text:p text:style-name="P6">preparing</text:p>
              <text:list>
                <text:list-item>
                  <text:p text:style-name="P6">various kinds of chopping and mixing</text:p>
                </text:list-item>
              </text:list>
            </text:list-item>
            <text:list-item>
              <text:p text:style-name="P6">canning</text:p>
            </text:list-item>
            <text:list-item>
              <text:p text:style-name="P6">drying</text:p>
            </text:list-item>
          </text:list>
        </text:list-item>
        <text:list-item>
          <text:p text:style-name="P6">smelting</text:p>
        </text:list-item>
        <text:list-item>
          <text:p text:style-name="P6">bow making</text:p>
        </text:list-item>
        <text:list-item>
          <text:p text:style-name="P6">fletching</text:p>
        </text:list-item>
        <text:list-item>
          <text:p text:style-name="P6">fishing</text:p>
        </text:list-item>
        <text:list-item>
          <text:p text:style-name="P6">wood cutting</text:p>
          <text:list>
            <text:list-item>
              <text:p text:style-name="P6">saw</text:p>
            </text:list-item>
            <text:list-item>
              <text:p text:style-name="P6">axe</text:p>
            </text:list-item>
          </text:list>
        </text:list-item>
        <text:list-item>
          <text:p text:style-name="P6">fire starting</text:p>
        </text:list-item>
        <text:list-item>
          <text:p text:style-name="P6">terrain passing</text:p>
          <text:list>
            <text:list-item>
              <text:p text:style-name="P6">dynamically generated as terrain is read in</text:p>
            </text:list-item>
          </text:list>
        </text:list-item>
        <text:list-item>
          <text:p text:style-name="P6">wood carving</text:p>
        </text:list-item>
        <text:list-item>
          <text:p text:style-name="P6">tailoring</text:p>
        </text:list-item>
        <text:list-item>
          <text:p text:style-name="P6">leather working</text:p>
        </text:list-item>
        <text:list-item>
          <text:p text:style-name="P6">tanning</text:p>
        </text:list-item>
        <text:list-item>
          <text:p text:style-name="P6">butchering</text:p>
        </text:list-item>
        <text:list-item>
          <text:p text:style-name="P6">skinning</text:p>
        </text:list-item>
        <text:list-item>
          <text:p text:style-name="P6"><text:soft-page-break/>taxidermy</text:p>
        </text:list-item>
        <text:list-item>
          <text:p text:style-name="P6">carpentry</text:p>
        </text:list-item>
      </text:list>
      <text:p text:style-name="P2"/>
      <text:p text:style-name="P2">Affinities: Damage increases for using certain element types</text:p>
      <text:p text:style-name="P2"/>
      <text:p text:style-name="P1">Player Options</text:p>
      <text:list xml:id="list21164713" text:style-name="L4">
        <text:list-item>
          <text:p text:style-name="P5">Multiple races</text:p>
          <text:list>
            <text:list-item>
              <text:p text:style-name="P5">perhaps animal, plant, or construct rather than standard fantasy races</text:p>
            </text:list-item>
            <text:list-item>
              <text:p text:style-name="P7">data files for them</text:p>
            </text:list-item>
            <text:list-item>
              <text:p text:style-name="P7">future work, so don't worry about for now</text:p>
            </text:list-item>
            <text:list-item>
              <text:p text:style-name="P5">Should each race exemplify one (14), two (7), or more (?) stats?</text:p>
              <text:list>
                <text:list-item>
                  <text:p text:style-name="P5">Substat exemplification or category exemplification?</text:p>
                </text:list-item>
                <text:list-item>
                  <text:p text:style-name="P5">Each race exemplifies one stat, small bonus in another stat, no penalties.</text:p>
                  <text:list>
                    <text:list-item>
                      <text:p text:style-name="P5">This means at least 14 main races w/subraces perhaps having different small bonuses</text:p>
                    </text:list-item>
                  </text:list>
                </text:list-item>
                <text:list-item>
                  <text:p text:style-name="P5">Humans as average base line race</text:p>
                  <text:list>
                    <text:list-item>
                      <text:p text:style-name="P7">this means 15 total races including huma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Gender choosable, no stat differe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20:49:33.13</meta:creation-date>
    <dc:date>2011-08-14T01:34:02.52</dc:date>
    <meta:editing-duration>P1DT5H29M55S</meta:editing-duration>
    <meta:editing-cycles>16</meta:editing-cycles>
    <meta:generator>LibreOffice/3.4$Win32 LibreOffice_project/340m1$Build-103</meta:generator>
    <meta:document-statistic meta:table-count="0" meta:image-count="0" meta:object-count="0" meta:page-count="5" meta:paragraph-count="0" meta:word-count="693" meta:character-count="3559" meta:non-whitespace-character-count="3197"/>
  </office:meta>
</office:document-meta>
</file>